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003" officeooo:paragraph-rsid="00118003"/>
    </style:style>
    <style:style style:name="P2" style:family="paragraph" style:parent-style-name="Standard">
      <style:text-properties officeooo:paragraph-rsid="00118003"/>
    </style:style>
    <style:style style:name="P3" style:family="paragraph" style:parent-style-name="Standard">
      <style:text-properties officeooo:rsid="0013f33b" officeooo:paragraph-rsid="0013f33b"/>
    </style:style>
    <style:style style:name="T1" style:family="text">
      <style:text-properties officeooo:rsid="001180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Heading_20_3" text:outline-level="3">Atomic operations</text:h>
      <text:p text:style-name="P1"/>
      <text:p text:style-name="P2"/>
      <text:p text:style-name="P2"><text:span text:style-name="T1">A</text:span>tomicity guarantees indivisible and uninterruptible execution of the operation initiated. Most CPU instruction set architectures define instruction opcodes that can perform atomic read-modify-write operations on a memory location. These operations have a succeed-or-fail definition, that is, they either successfully change the state of the memory location or fail with no apparent effect.These operations are handy for manipulation of shared data atomically in a multi-threaded scenario. They also serve as foundational building blocks for implementation of exclusion locks.</text:p>
      <text:p text:style-name="P2"/>
      <text:p text:style-name="P2"/>
      <text:p text:style-name="P2">Linux kernel code uses atomic operations for various use cases, such as reference counters in shared data structures <text:span text:style-name="Emphasis">(</text:span>which are used to track concurrent access to various kernel data structures), wait-notify flags, and for enabling exclusive ownership of data structures to a specific code path.</text:p>
      <text:p text:style-name="P2"/>
      <text:p text:style-name="P2"/>
      <text:p text:style-name="P2"/>
      <text:p text:style-name="P3">Neutral interfaces ----&gt; architecture/process specific atomic instructions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22:47:27.151246750</meta:creation-date>
    <meta:generator>LibreOffice/6.4.4.2$Linux_X86_64 LibreOffice_project/40$Build-2</meta:generator>
    <dc:date>2020-07-12T23:44:08.223107033</dc:date>
    <meta:editing-duration>PT46M31S</meta:editing-duration>
    <meta:editing-cycles>3</meta:editing-cycles>
    <meta:document-statistic meta:table-count="0" meta:image-count="0" meta:object-count="0" meta:page-count="1" meta:paragraph-count="4" meta:word-count="132" meta:character-count="963" meta:non-whitespace-character-count="836"/>
  </office:meta>
</office:document-meta>
</file>